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35481" officeooo:paragraph-rsid="00135481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35481" officeooo:paragraph-rsid="00135481" style:font-weight-asian="bold" style:font-weight-complex="bold"/>
    </style:style>
    <style:style style:name="P3" style:family="paragraph" style:parent-style-name="Standard">
      <style:text-properties officeooo:rsid="001f9f6b" officeooo:paragraph-rsid="001f9f6b"/>
    </style:style>
    <style:style style:name="P4" style:family="paragraph" style:parent-style-name="Standard">
      <style:paragraph-properties fo:margin-top="0in" fo:margin-bottom="0in" style:contextual-spacing="false"/>
      <style:text-properties fo:font-weight="bold" officeooo:rsid="00135481" officeooo:paragraph-rsid="001637c2" style:font-weight-asian="bold" style:font-weight-complex="bold"/>
    </style:style>
    <style:style style:name="P5" style:family="paragraph" style:parent-style-name="Standard" style:list-style-name="L1">
      <style:text-properties officeooo:rsid="0022eb52" officeooo:paragraph-rsid="00242efa"/>
    </style:style>
    <style:style style:name="P6" style:family="paragraph" style:parent-style-name="Standard" style:list-style-name="L1">
      <style:text-properties officeooo:rsid="00135481" officeooo:paragraph-rsid="0026f4a9"/>
    </style:style>
    <style:style style:name="P7" style:family="paragraph" style:parent-style-name="Standard" style:list-style-name="L1">
      <style:text-properties officeooo:rsid="00135481" officeooo:paragraph-rsid="001a9f13"/>
    </style:style>
    <style:style style:name="P8" style:family="paragraph" style:parent-style-name="Standard" style:list-style-name="L1">
      <style:text-properties officeooo:rsid="00135481" officeooo:paragraph-rsid="001bec2a"/>
    </style:style>
    <style:style style:name="P9" style:family="paragraph" style:parent-style-name="Standard" style:list-style-name="L1">
      <style:text-properties officeooo:rsid="00135481" officeooo:paragraph-rsid="001cb57c"/>
    </style:style>
    <style:style style:name="P10" style:family="paragraph" style:parent-style-name="Standard">
      <style:text-properties fo:font-weight="bold" officeooo:rsid="002b0644" officeooo:paragraph-rsid="002b0644" style:font-weight-asian="bold" style:font-weight-complex="bold"/>
    </style:style>
    <style:style style:name="P11" style:family="paragraph" style:parent-style-name="Standard" style:list-style-name="L2">
      <style:text-properties officeooo:rsid="001f9f6b" officeooo:paragraph-rsid="002b0644"/>
    </style:style>
    <style:style style:name="P12" style:family="paragraph" style:parent-style-name="Standard" style:list-style-name="L2">
      <style:text-properties officeooo:rsid="002b0644" officeooo:paragraph-rsid="002b0644"/>
    </style:style>
    <style:style style:name="P13" style:family="paragraph" style:parent-style-name="Standard">
      <style:text-properties officeooo:rsid="002b0644" officeooo:paragraph-rsid="002b0644"/>
    </style:style>
    <style:style style:name="P14" style:family="paragraph" style:parent-style-name="Standard" style:list-style-name="L3">
      <style:paragraph-properties fo:margin-top="0in" fo:margin-bottom="0in" style:contextual-spacing="false"/>
      <style:text-properties fo:font-weight="normal" officeooo:rsid="002df1f6" officeooo:paragraph-rsid="002df1f6" style:font-weight-asian="normal" style:font-weight-complex="normal"/>
    </style:style>
    <style:style style:name="P15" style:family="paragraph" style:parent-style-name="Standard">
      <style:paragraph-properties fo:margin-top="0in" fo:margin-bottom="0in" style:contextual-spacing="false"/>
      <style:text-properties fo:font-weight="normal" officeooo:rsid="002b0644" officeooo:paragraph-rsid="002b0644" style:font-weight-asian="normal" style:font-weight-complex="normal"/>
    </style:style>
    <style:style style:name="T1" style:family="text">
      <style:text-properties officeooo:rsid="001f0979"/>
    </style:style>
    <style:style style:name="T2" style:family="text">
      <style:text-properties officeooo:rsid="001ff19d"/>
    </style:style>
    <style:style style:name="T3" style:family="text">
      <style:text-properties officeooo:rsid="001f8b5c"/>
    </style:style>
    <style:style style:name="T4" style:family="text">
      <style:text-properties officeooo:rsid="0019fbf2"/>
    </style:style>
    <style:style style:name="T5" style:family="text">
      <style:text-properties officeooo:rsid="001a9f13"/>
    </style:style>
    <style:style style:name="T6" style:family="text">
      <style:text-properties officeooo:rsid="001bec2a"/>
    </style:style>
    <style:style style:name="T7" style:family="text">
      <style:text-properties officeooo:rsid="001cb57c"/>
    </style:style>
    <style:style style:name="T8" style:family="text">
      <style:text-properties officeooo:rsid="00242efa"/>
    </style:style>
    <style:style style:name="T9" style:family="text">
      <style:text-properties officeooo:rsid="00126a10"/>
    </style:style>
    <style:style style:name="T10" style:family="text">
      <style:text-properties officeooo:rsid="00286f1b"/>
    </style:style>
    <style:style style:name="T11" style:family="text">
      <style:text-properties officeooo:rsid="0029f0a0"/>
    </style:style>
    <style:style style:name="T12" style:family="text">
      <style:text-properties officeooo:rsid="002b0644"/>
    </style:style>
    <style:style style:name="T13" style:family="text">
      <style:text-properties officeooo:rsid="002df1f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nk state routing</text:p>
      <text:p text:style-name="P1"/>
      <text:list xml:id="list5590521567640530944" text:style-name="L1">
        <text:list-item>
          <text:p text:style-name="P5">Initially when a router comes up(booted), it learns about its neighbours by sending a special HELLO packet on each point-to-point link.</text:p>
        </text:list-item>
        <text:list-item>
          <text:p text:style-name="P5">It then measures the line cost to each of them by the use of some metric<text:span text:style-name="T11">(typically delay or congestion based)</text:span>.</text:p>
        </text:list-item>
        <text:list-item>
          <text:p text:style-name="P5">With this information it builds link state packets. Link state packets are build periodically or when some significant event occurs, such as a line going down or comping back up again or changing its properties appreciably. </text:p>
        </text:list-item>
        <text:list-item>
          <text:p text:style-name="P6"><text:span text:style-name="T6">E</text:span><text:span text:style-name="T4">ach node </text:span><text:span text:style-name="T6">in the network </text:span><text:span text:style-name="T8">then </text:span><text:span text:style-name="T4">broadcas</text:span><text:span text:style-name="T5">t</text:span><text:span text:style-name="T4"> link-state packets to all other nodes in the network </text:span><text:span text:style-name="T6">through the </text:span><text:a xlink:type="simple" xlink:href="../Broadcast%20Routing.odt#Sequence-number-controlled%20flooding"><text:span text:style-name="T10">s</text:span></text:a><text:a xlink:type="simple" xlink:href="../Broadcast%20Routing.odt#Sequence-number-controlled%20flooding"><text:span text:style-name="T9">equence-number-controlled flooding</text:span></text:a></text:p>
        </text:list-item>
        <text:list-item>
          <text:p text:style-name="P7"><text:span text:style-name="T7">A</text:span><text:span text:style-name="T4"> link-state packet </text:span><text:span text:style-name="T7">of a node </text:span><text:span text:style-name="T4">contain</text:span><text:span text:style-name="T7">s</text:span><text:span text:style-name="T4"> the iden</text:span><text:span text:style-name="T5">ti</text:span><text:span text:style-name="T4">ties and costs of the </text:span><text:span text:style-name="T5">att</text:span><text:span text:style-name="T4">ached links.</text:span></text:p>
        </text:list-item>
        <text:list-item>
          <text:p text:style-name="P8"><text:span text:style-name="T7">The result is that t</text:span><text:span text:style-name="T4">he network topology and all link costs are </text:span><text:span text:style-name="T7">identical and is </text:span><text:span text:style-name="T4">available to the LS algorithm running on each node in the network.</text:span></text:p>
        </text:list-item>
        <text:list-item>
          <text:p text:style-name="P9"><text:span text:style-name="T7">The LS algorithm itself is the famed </text:span><text:a xlink:type="simple" xlink:href="../../../Programming,%20Data%20Structures%20and%20Algorithms/Notes/Dijkstra's%20algorithm.odt"><text:span text:style-name="T7">Dijkstra's algorithm</text:span></text:a><text:span text:style-name="T7">.</text:span></text:p>
        </text:list-item>
      </text:list>
      <text:p text:style-name="P3"/>
      <text:p text:style-name="P10">Properties</text:p>
      <text:list xml:id="list6808129168647401325" text:style-name="L2">
        <text:list-item>
          <text:p text:style-name="P12">It is a global routing algorithms.</text:p>
        </text:list-item>
        <text:list-item>
          <text:p text:style-name="P11"><text:span text:style-name="T12">Worst case complexity of </text:span><text:span text:style-name="T12"><draw:frame draw:style-name="fr1" draw:name="Object2" text:anchor-type="as-char" svg:y="-0.172in" svg:width="0.4783in" svg:height="0.2201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2"> if min is found in linear time of </text:span><text:span text:style-name="T12"><draw:frame draw:style-name="fr1" draw:name="Object1" text:anchor-type="as-char" svg:y="-0.152in" svg:width="0.428in" svg:height="0.2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</text:list-item>
        <text:list-item>
          <text:p text:style-name="P11"><text:span text:style-name="T12">Worst-case complexity is </text:span><text:span text:style-name="T12"><draw:frame draw:style-name="fr1" draw:name="Object3" text:anchor-type="as-char" svg:y="-0.152in" svg:width="0.7717in" svg:height="0.2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2"> if min is found using a heap</text:span></text:p>
        </text:list-item>
      </text:list>
      <text:p text:style-name="P13"/>
      <text:p text:style-name="P4"><text:span text:style-name="T1">Oscillation</text:span><text:span text:style-name="T2">s</text:span><text:span text:style-name="T1"> i</text:span><text:span text:style-name="T3">n</text:span><text:span text:style-name="T1"> link-state routing</text:span><text:span text:style-name="T13">(Figure 33)</text:span></text:p>
      <text:list xml:id="list5188425009368074563" text:style-name="L3">
        <text:list-item>
          <text:p text:style-name="P14">Oscillations occur in networks using a link-state routing algortihm due to using a dynamic delay congestion based link metric</text:p>
        </text:list-item>
        <text:list-item>
          <text:p text:style-name="P14">They can be avoided by having routers send out link advertisements(ICMP messages) at random times.</text:p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12-08T07:33:40</meta:creation-date>
    <dc:date>2013-09-26T22:59:16</dc:date>
    <dc:creator>Kempa </dc:creator>
    <meta:editing-duration>PT47M6S</meta:editing-duration>
    <meta:editing-cycles>13</meta:editing-cycles>
    <meta:generator>LibreOffice/4.0.2.2$Linux_x86 LibreOffice_project/400m0$Build-2</meta:generator>
    <meta:document-statistic meta:table-count="0" meta:image-count="0" meta:object-count="3" meta:page-count="1" meta:paragraph-count="15" meta:word-count="231" meta:character-count="1355" meta:non-whitespace-character-count="1147"/>
  </office:meta>
</office:document-meta>
</file>

<file path=Object 1/content.xml><?xml version="1.0" encoding="utf-8"?>
<math xmlns="http://www.w3.org/1998/Math/MathML">
  <semantics>
    <mrow>
      <mi>O</mi>
      <mrow>
        <mo stretchy="false">(</mo>
        <mrow>
          <mi>n</mi>
        </mrow>
        <mo stretchy="false">)</mo>
      </mrow>
    </mrow>
    <annotation encoding="StarMath 5.0">O (n)</annotation>
  </semantics>
</math>
</file>

<file path=Object 2/content.xml><?xml version="1.0" encoding="utf-8"?>
<math xmlns="http://www.w3.org/1998/Math/MathML">
  <semantics>
    <mrow>
      <mi>O</mi>
      <mrow>
        <mo stretchy="false">(</mo>
        <mrow>
          <msup>
            <mi>n</mi>
            <mn>2</mn>
          </msup>
        </mrow>
        <mo stretchy="false">)</mo>
      </mrow>
    </mrow>
    <annotation encoding="StarMath 5.0">O(n^2)</annotation>
  </semantics>
</math>
</file>

<file path=Object 3/content.xml><?xml version="1.0" encoding="utf-8"?>
<math xmlns="http://www.w3.org/1998/Math/MathML">
  <semantics>
    <mrow>
      <mi>O</mi>
      <mrow>
        <mo stretchy="false">(</mo>
        <mrow>
          <mi>n</mi>
          <mi>log</mi>
          <mi>n</mi>
        </mrow>
        <mo stretchy="false">)</mo>
      </mrow>
    </mrow>
    <annotation encoding="StarMath 5.0">O(n log n)</annotation>
  </semantics>
</math>
</file>